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port Booking Web-App(Working Title)</text:p>
      <text:p text:style-name="P2">Sport Finder</text:p>
      <text:p text:style-name="P1"/>
      <text:p text:style-name="P7"/>
      <text:p text:style-name="P7">Funktionen:</text:p>
      <text:p text:style-name="P7"/>
      <text:p text:style-name="P7"/>
      <text:p text:style-name="P7"/>
      <text:list xml:id="list6201847581749082506" text:style-name="L1">
        <text:list-item>
          <text:p text:style-name="P6">Anmeldung des Nutzers</text:p>
        </text:list-item>
        <text:list-item>
          <text:p text:style-name="P6">Registrierung des Nutzers</text:p>
        </text:list-item>
        <text:list-item>
          <text:p text:style-name="P6">Verifizierung des Nutzers</text:p>
        </text:list-item>
        <text:list-item>
          <text:p text:style-name="P6">Abmeldung des Nutzers</text:p>
        </text:list-item>
        <text:list-item>
          <text:p text:style-name="P6">Buchungsanfrage (Datum, Uhrzeit, Dauer, Kategorie ist fix).</text:p>
        </text:list-item>
        <text:list-item>
          <text:p text:style-name="P6">Buchungsstornierung(Deadline 24h vorher</text:p>
        </text:list-item>
        <text:list-item>
          <text:p text:style-name="P6">Credits aufladen(Bezahlsystem??????)</text:p>
        </text:list-item>
        <text:list-item>
          <text:p text:style-name="P6">Gruppe erstellen(Nutzeranzahl frei wählbar)</text:p>
        </text:list-item>
        <text:list-item>
          <text:p text:style-name="P6">Nutzer einladen</text:p>
        </text:list-item>
        <text:list-item>
          <text:p text:style-name="P6">Nutzer suchen</text:p>
        </text:list-item>
        <text:list-item>
          <text:p text:style-name="P6">Gruppen suche</text:p>
        </text:list-item>
        <text:list-item>
          <text:p text:style-name="P6">Gruppenbeitritts Anfrage</text:p>
        </text:list-item>
        <text:list-item>
          <text:p text:style-name="P6">Anfrage annehmen </text:p>
        </text:list-item>
        <text:list-item>
          <text:p text:style-name="P6">Anfrage ablehnen</text:p>
        </text:list-item>
        <text:list-item>
          <text:p text:style-name="P6">Gruppe verlassen</text:p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</text:list>
      <text:p text:style-name="P5"/>
      <text:p text:style-name="P1"/>
      <text:p text:style-name="P1"/>
      <text:p text:style-name="P4">Die Gruppe:</text:p>
      <text:p text:style-name="P3">Gruppen erstellen, darf prinzipiell jeder, der sich auf der Seite verifiziert hat. Löschen bzw. editieren darf <text:s/>nur der Admin bzw. der Gruppenleiter.</text:p>
      <text:p text:style-name="P3">Sobald eine Gruppe erstellt wurde, muss die Gruppengröße, das Datum, die Uhrzeit und die Dauer festgelegt werden. </text:p>
      <text:p text:style-name="P3"/>
      <text:p text:style-name="P3"><text:tab/></text:p>
      <text:p text:style-name="P3"><text:tab/>Anfrage senden,Gruppenleiter</text:p>
      <text:p text:style-name="P3"><text:tab/>Termine festlegen</text:p>
      <text:p text:style-name="P3"/>
      <text:p text:style-name="P3">Art der Gruppe(Random</text:p>
      <text:p text:style-name="P1"/>
      <text:p text:style-name="P3">-Ranking von Leuten/Bewertungssystem</text:p>
      <text:p text:style-name="P3">-Kommetarsystem</text:p>
      <text:p text:style-name="P3"/>
      <text:p text:style-name="P3">Verifizierung mit Ausweis</text:p>
      <text:p text:style-name="P3"/>
      <text:p text:style-name="P3"><text:span text:style-name="T1">Credit Bezahlsystem:</text:span> Aufladung Online möglich. Bsp. 1 € = 100 Kronen/Kings/Bälle. Jeder der einer Gruppe beitritt muss sobald er auf Teilnehmen klickt, einen bestimmten Betrag bezahlen mit seinen Credits.</text:p>
      <text:p text:style-name="P3">Der Preis ist abhängig von der Uhrzeit, die Dauer und die Gruppengröße.</text:p>
      <text:p text:style-name="P3"/>
      <text:p text:style-name="P3">Chatfunktion</text:p>
      <text:p text:style-name="P3">Alter, Name, (opt)Position,Selbsteinschätzung/Erfahrung,Geschlecht, Suchfilter</text:p>
      <text:p text:style-name="P3"><text:soft-page-break/></text:p>
      <text:p text:style-name="P3"/>
      <text:p text:style-name="P3"/>
      <text:p text:style-name="P3">Problembereich: Peter spielt gerne Fußball. Peter hat leider nicht genug Leute mit denen er Fußball spielen kann und der Hallenbetreiber hat viele Plätze die nicht genutzt werden.</text:p>
      <text:p text:style-name="P3"/>
      <text:p text:style-name="P3">Zweck des Systems: Leute zu finden und die Plätze zu füllen.</text:p>
      <text:p text:style-name="P3"/>
      <text:p text:style-name="P3">Zielgruppe: Sportler jeglicher Altersgruppen.</text:p>
      <text:p text:style-name="P3"/>
      <text:p text:style-name="P3">Lösung: Durch unser System haben die Hallenbetreiber mehr Profit und Peter kann endlich mit Hakan Fußball spielen.</text:p>
      <text:p text:style-name="P3"/>
      <text:p text:style-name="P3">Features: Zusammenführen von Sport Interessenten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5T11:57:48.18</meta:creation-date>
    <meta:document-statistic meta:table-count="0" meta:image-count="0" meta:object-count="0" meta:page-count="2" meta:paragraph-count="37" meta:word-count="229" meta:character-count="1710"/>
    <dc:date>2015-10-15T14:50:22.25</dc:date>
    <meta:editing-duration>PT4M11S</meta:editing-duration>
    <meta:editing-cycles>1</meta:editing-cycles>
    <meta:generator>OpenOffice/4.1.1$Win32 OpenOffice.org_project/411m6$Build-9775</meta:generator>
  </office:meta>
</office:document-meta>
</file>